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Job Application Tracker Notes</text:h>
      <text:h text:style-name="Heading_20_2" text:outline-level="2">What is Job Application Tracker?</text:h>
      <text:p text:style-name="Text_20_body">A full stack web application used to manage and track job or internship applications in one place.</text:p>
      <text:p text:style-name="Text_20_body">Instead of applying randomly, it helps users stay organized.</text:p>
      <text:p text:style-name="Horizontal_20_Line"/>
      <text:h text:style-name="Heading_20_1" text:outline-level="1">Why Useful</text:h>
      <text:list text:style-name="L1">
        <text:list-item>
          <text:p text:style-name="P1">Track where you applied</text:p>
        </text:list-item>
        <text:list-item>
          <text:p text:style-name="P1">Track interview stages</text:p>
        </text:list-item>
        <text:list-item>
          <text:p text:style-name="P1">Manage follow-up dates</text:p>
        </text:list-item>
        <text:list-item>
          <text:p text:style-name="P1">Store notes for each company</text:p>
        </text:list-item>
        <text:list-item>
          <text:p text:style-name="P1">Measure progress</text:p>
        </text:list-item>
      </text:list>
      <text:p text:style-name="Horizontal_20_Line"/>
      <text:h text:style-name="Heading_20_1" text:outline-level="1">Main User</text:h>
      <text:h text:style-name="Heading_20_2" text:outline-level="2">Applicant</text:h>
      <text:list text:style-name="L2">
        <text:list-item>
          <text:p text:style-name="P2">Add applications</text:p>
        </text:list-item>
        <text:list-item>
          <text:p text:style-name="P2">Update status</text:p>
        </text:list-item>
        <text:list-item>
          <text:p text:style-name="P2">Delete old entries</text:p>
        </text:list-item>
        <text:list-item>
          <text:p text:style-name="P2">View all records</text:p>
        </text:list-item>
      </text:list>
      <text:p text:style-name="Horizontal_20_Line"/>
      <text:h text:style-name="Heading_20_1" text:outline-level="1">Main CRUD Module: Applications</text:h>
      <text:h text:style-name="Heading_20_2" text:outline-level="2">Create</text:h>
      <text:p text:style-name="Text_20_body">Add a new job application</text:p>
      <text:h text:style-name="Heading_20_2" text:outline-level="2"><text:soft-page-break/>Read</text:h>
      <text:p text:style-name="Text_20_body">View all applications</text:p>
      <text:h text:style-name="Heading_20_2" text:outline-level="2">Update</text:h>
      <text:p text:style-name="Text_20_body">Change status, salary, notes, interview stage</text:p>
      <text:h text:style-name="Heading_20_2" text:outline-level="2">Delete</text:h>
      <text:p text:style-name="Text_20_body">Remove unwanted records</text:p>
      <text:p text:style-name="Horizontal_20_Line"/>
      <text:h text:style-name="Heading_20_1" text:outline-level="1">Fields</text:h>
      <text:p text:style-name="Preformatted_20_Text"><text:span text:style-name="Source_20_Text">companyName</text:span></text:p>
      <text:p text:style-name="Preformatted_20_Text"><text:span text:style-name="Source_20_Text">role</text:span></text:p>
      <text:p text:style-name="Preformatted_20_Text"><text:span text:style-name="Source_20_Text">location</text:span></text:p>
      <text:p text:style-name="Preformatted_20_Text"><text:span text:style-name="Source_20_Text">salary</text:span></text:p>
      <text:p text:style-name="Preformatted_20_Text"><text:span text:style-name="Source_20_Text">stipend</text:span></text:p>
      <text:p text:style-name="Preformatted_20_Text"><text:span text:style-name="Source_20_Text">jobType</text:span></text:p>
      <text:p text:style-name="Preformatted_20_Text"><text:span text:style-name="Source_20_Text">applyDate</text:span></text:p>
      <text:p text:style-name="Preformatted_20_Text"><text:span text:style-name="Source_20_Text">status</text:span></text:p>
      <text:p text:style-name="Preformatted_20_Text"><text:span text:style-name="Source_20_Text">notes</text:span></text:p>
      <text:p text:style-name="Preformatted_20_Text"><text:span text:style-name="Source_20_Text">jobLink</text:span></text:p>
      <text:p text:style-name="P3"><text:span text:style-name="Source_20_Text">followUpDate</text:span></text:p>
      <text:p text:style-name="Horizontal_20_Line"/>
      <text:h text:style-name="Heading_20_1" text:outline-level="1">Status Options</text:h>
      <text:p text:style-name="Preformatted_20_Text"><text:span text:style-name="Source_20_Text">Applied</text:span></text:p>
      <text:p text:style-name="Preformatted_20_Text"><text:span text:style-name="Source_20_Text">Assessment</text:span></text:p>
      <text:p text:style-name="Preformatted_20_Text"><text:span text:style-name="Source_20_Text">Interview</text:span></text:p>
      <text:p text:style-name="Preformatted_20_Text"><text:span text:style-name="Source_20_Text">Rejected</text:span></text:p>
      <text:p text:style-name="Preformatted_20_Text"><text:span text:style-name="Source_20_Text">Selected</text:span></text:p>
      <text:p text:style-name="Preformatted_20_Text"><text:span text:style-name="Source_20_Text">Offer Received</text:span></text:p>
      <text:p text:style-name="P3"><text:span text:style-name="Source_20_Text">No Response</text:span></text:p>
      <text:p text:style-name="Horizontal_20_Line"/>
      <text:h text:style-name="Heading_20_1" text:outline-level="1">Important Features</text:h>
      <text:list text:style-name="L3">
        <text:list-item>
          <text:p text:style-name="P4">Search by company name</text:p>
        </text:list-item>
        <text:list-item>
          <text:p text:style-name="P4">Filter by status</text:p>
        </text:list-item>
        <text:list-item>
          <text:p text:style-name="P4">Sort by latest application</text:p>
        </text:list-item>
        <text:list-item>
          <text:p text:style-name="P4"><text:soft-page-break/>Dashboard statistics</text:p>
        </text:list-item>
        <text:list-item>
          <text:p text:style-name="P4">Follow-up reminders</text:p>
        </text:list-item>
        <text:list-item>
          <text:p text:style-name="P4">Notes section</text:p>
        </text:list-item>
      </text:list>
      <text:p text:style-name="Horizontal_20_Line"/>
      <text:h text:style-name="Heading_20_1" text:outline-level="1">Dashboard Example</text:h>
      <text:list text:style-name="L4">
        <text:list-item>
          <text:p text:style-name="P5">Total Applications = 40</text:p>
        </text:list-item>
        <text:list-item>
          <text:p text:style-name="P5">Interviews = 5</text:p>
        </text:list-item>
        <text:list-item>
          <text:p text:style-name="P5">Rejected = 10</text:p>
        </text:list-item>
        <text:list-item>
          <text:p text:style-name="P5">Pending = 25</text:p>
        </text:list-item>
      </text:list>
      <text:p text:style-name="Horizontal_20_Line"/>
      <text:h text:style-name="Heading_20_1" text:outline-level="1">Tech Stack</text:h>
      <text:p text:style-name="Text_20_body">Frontend: React<text:line-break/>Backend: Node.js + Express<text:line-break/>Database: MongoDB / MySQL</text:p>
      <text:p text:style-name="Horizontal_20_Line"/>
      <text:h text:style-name="Heading_20_1" text:outline-level="1">API Routes</text:h>
      <text:p text:style-name="Preformatted_20_Text"><text:span text:style-name="Source_20_Text">POST /applications</text:span></text:p>
      <text:p text:style-name="Preformatted_20_Text"><text:span text:style-name="Source_20_Text">GET /applications</text:span></text:p>
      <text:p text:style-name="Preformatted_20_Text"><text:span text:style-name="Source_20_Text">PUT /applications/:id</text:span></text:p>
      <text:p text:style-name="Preformatted_20_Text"><text:span text:style-name="Source_20_Text">DELETE /applications/:id</text:span></text:p>
      <text:p text:style-name="P3"><text:span text:style-name="Source_20_Text">GET /stats</text:span></text:p>
      <text:p text:style-name="Horizontal_20_Line"/>
      <text:h text:style-name="Heading_20_1" text:outline-level="1">Resume Line</text:h>
      <text:p text:style-name="Text_20_body">Built a Full Stack Job Application Tracker to manage applications, interview progress, follow-ups, and analytics.</text:p>
      <text:p text:style-name="Horizontal_20_Line"/>
      <text:h text:style-name="Heading_20_1" text:outline-level="1">Why This is a Strong Project</text:h>
      <text:list text:style-name="L5">
        <text:list-item>
          <text:p text:style-name="P6">Real-world use case</text:p>
        </text:list-item>
        <text:list-item>
          <text:p text:style-name="P6"><text:soft-page-break/>Shows CRUD skills</text:p>
        </text:list-item>
        <text:list-item>
          <text:p text:style-name="P6">Shows dashboard and filtering</text:p>
        </text:list-item>
        <text:list-item>
          <text:p text:style-name="P6">Useful for personal use</text:p>
        </text:list-item>
      </text:list>
      <text:p text:style-name="Horizontal_20_Line"/>
      <text:h text:style-name="Heading_20_1" text:outline-level="1">Recommended GitHub Repo Name</text:h>
      <text:p text:style-name="Text_20_body"><text:span text:style-name="Source_20_Text">job-application-tracker-full-stack</text:span></text:p>
      <text:p text:style-name="Horizontal_20_Line"/>
      <text:h text:style-name="Heading_20_1" text:outline-level="1">Honest Advice</text:h>
      <text:p text:style-name="Text_20_body">This is one of the best beginner full stack projects because it is practical, useful, and portfolio-worth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5T01:06:15.973013400</meta:creation-date>
    <dc:date>2026-05-05T01:06:21.564057100</dc:date>
    <meta:editing-duration>PT6S</meta:editing-duration>
    <meta:editing-cycles>1</meta:editing-cycles>
    <meta:document-statistic meta:table-count="0" meta:image-count="0" meta:object-count="0" meta:page-count="4" meta:paragraph-count="76" meta:word-count="257" meta:character-count="1592" meta:non-whitespace-character-count="1434"/>
    <meta:generator>LibreOffice/26.2.2.2$Windows_X86_64 LibreOffice_project/1f77d10d6938fd34972958f64b2bcfa54f8b1ba5</meta:generator>
  </office:meta>
</office:document-meta>
</file>